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f57"/>
    </style:style>
    <style:style style:name="P2" style:family="paragraph" style:parent-style-name="Standard">
      <style:text-properties officeooo:paragraph-rsid="00205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ướng Dẫn Tổng quan về Text_matching</text:p>
      <text:p text:style-name="Standard">0. Cài đặt thư viện</text:p>
      <text:p text:style-name="Standard"><text:tab/>pip3 install -r requirements.txt </text:p>
      <text:p text:style-name="Standard"><text:tab/>pip3 install torch</text:p>
      <text:p text:style-name="Standard">1. Training model</text:p>
      <text:p text:style-name="Standard"/>
      <text:p text:style-name="P1"><text:tab/>python3 train.py configs/main.json5 </text:p>
      <text:p text:style-name="P1"><text:tab/></text:p>
      <text:p text:style-name="P1">2. Test model</text:p>
      <text:p text:style-name="P1"/>
      <text:p text:style-name="P1"><text:tab/>python3 evaluate.py models/snli/benchmark-0/best.pt data/snli/train.txt </text:p>
      <text:p text:style-name="P1">3. API</text:p>
      <text:p text:style-name="P1"><text:tab/>uvicorn api:api --reload </text:p>
      <text:p text:style-name="P1"/>
      <text:p text:style-name="P1">4. Docker run api </text:p>
      <text:p text:style-name="P1"><text:tab/>docker run -d --name text_matching -p 8000:8000 thinhemb/text_matching</text:p>
      <text:p text:style-name="Standard"><text:tab/></text:p>
      <text:p text:style-name="P2">5. Run api on chrome</text:p>
      <text:p text:style-name="P2"/>
      <text:p text:style-name="P2">copy link: <text:a xlink:type="simple" xlink:href="http://127.0.0.1:8000/docs" text:style-name="Internet_20_link" text:visited-style-name="Visited_20_Internet_20_Link">http://127.0.0.1:8000/docs</text:a></text:p>
      <text:p text:style-name="P2"><text:s/></text:p>
      <text:p text:style-name="P2">into chrome -&gt; test ap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2:02:57.934990130</meta:creation-date>
    <dc:date>2022-09-08T12:07:55.473713555</dc:date>
    <meta:editing-duration>PT49M48S</meta:editing-duration>
    <meta:editing-cycles>6</meta:editing-cycles>
    <meta:generator>LibreOffice/7.3.5.2$Linux_X86_64 LibreOffice_project/30$Build-2</meta:generator>
    <meta:document-statistic meta:table-count="0" meta:image-count="0" meta:object-count="0" meta:page-count="1" meta:paragraph-count="18" meta:word-count="63" meta:character-count="452" meta:non-whitespace-character-count="392"/>
  </office:meta>
</office:document-meta>
</file>